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line-through-style="none" style:font-name="Arial" fo:font-size="11.25pt" style:text-underline-style="none" fo:font-weight="normal" style:text-blinking="false" fo:background-color="transparent"/>
    </style:style>
    <style:style style:name="T2" style:family="text">
      <style:text-properties style:font-name="Arial" fo:font-size="11.25pt" style:text-underline-style="solid" style:text-underline-width="auto" style:text-underline-color="font-color" fo:font-weight="normal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.25pt" fo:letter-spacing="normal" fo:language="de" fo:country="DE" fo:font-style="normal" style:text-underline-style="none" fo:font-weight="normal" style:text-blinking="false" fo:background-color="transparent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icht Sprint 4</text:p>
      <text:p text:style-name="P1"/>
      <text:p text:style-name="P2">Datum:<text:tab/><text:tab/>10.08.2012</text:p>
      <text:p text:style-name="P2">Rolle:<text:tab/><text:tab/><text:tab/>Developer</text:p>
      <text:p text:style-name="P2">Name:<text:tab/><text:tab/><text:tab/>Christian Eppler</text:p>
      <text:p text:style-name="P2"/>
      <text:p text:style-name="P2"/>
      <text:p text:style-name="P2"/>
      <text:p text:style-name="P3"><text:bookmark text:name="internal-source-marker_0.3676403898280114"/><text:span text:style-name="T2">Technischer Review:</text:span><text:line-break/><text:line-break/><text:span text:style-name="T3">Wie Sprint 3:</text:span> <text:span text:style-name="T1">Erstellen einer Datenverwaltung zum upload von Dateien.</text:span><text:line-break/><text:line-break/><text:span text:style-name="T2">Team</text:span><text:line-break/><text:line-break/><text:span text:style-name="T1">Witerhin neue Team Struktur.</text:span><text:line-break/><text:span text:style-name="T1">Kommunikation im Team ist nicht immer reibugnslos von statten gegangen.</text:span><text:line-break/><text:line-break/><text:span text:style-name="T2">Vorgaben</text:span><text:line-break/><text:line-break/><text:span text:style-name="T1">Vorgaben waren weiterhin schwer einzuhalten.</text:span><text:line-break/><text:line-break/><text:span text:style-name="T2">Tools</text:span><text:line-break/><text:line-break/><text:span text:style-name="T1">Keine Probleme mit verwendeten Tools.</text:span><text:line-break/><text:line-break/><text:span text:style-name="T2">Sonstiges</text:span><text:line-break/><text:line-break/><text:span text:style-name="T1">Die Einteilung in aufgaben basierten Teams wäre am Anfang der Projektes erforderlich gewesen nachträglich verlief diese Umstellung nur schleppen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0T00:31:20</meta:creation-date>
    <dc:date>2012-08-27T08:28:12</dc:date>
    <meta:editing-duration>PT3M2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5" meta:word-count="69" meta:character-count="535" meta:non-whitespace-character-count="457"/>
  </office:meta>
</office:document-meta>
</file>